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9D00000104569B2689.jpg" manifest:media-type="image/jpeg"/>
  <manifest:file-entry manifest:full-path="Pictures/100000000000018C000000FA86DB67B1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padding-top="0cm" fo:padding-bottom="0cm" fo:padding-left="0.203cm" fo:padding-right="0.1cm" fo:wrap-option="wrap" draw:shadow="hidden" draw:shadow-offset-x="0.305cm" draw:shadow-offset-y="0.305cm"/>
    </style:style>
    <style:style style:name="gr2" style:family="graphic" style:parent-style-name="standard">
      <style:graphic-properties draw:stroke="none" draw:fill="solid" draw:fill-color="#c0c0c0" draw:opacity="3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solid" draw:fill-color="#c0c0c0" draw:opacity="30%" draw:textarea-horizontal-align="justify" draw:textarea-vertical-align="middle" draw:auto-grow-height="false" fo:padding-top="0cm" fo:padding-bottom="0cm" fo:padding-left="0.1cm" fo:padding-right="0.1cm" fo:wrap-option="wrap" draw:shadow="hidden"/>
    </style:style>
    <style:style style:name="gr4" style:family="graphic" style:parent-style-name="standard">
      <style:graphic-properties draw:stroke="none" draw:fill="solid" draw:fill-color="#c0c0c0" draw:opacity="30%" draw:textarea-horizontal-align="center" draw:textarea-vertical-align="middle" draw:auto-grow-height="false" fo:padding-top="0.482cm" fo:padding-bottom="0.482cm" fo:padding-left="0.1cm" fo:padding-right="0.1cm" fo:wrap-option="no-wrap" draw:shadow="hidden"/>
    </style:style>
    <style:style style:name="gr5" style:family="graphic" style:parent-style-name="standard">
      <style:graphic-properties draw:stroke="solid" svg:stroke-width="0.035cm" svg:stroke-color="#808080" draw:stroke-linejoin="round" draw:fill="none" draw:fill-color="#ffffff" draw:textarea-horizontal-align="justify" draw:textarea-vertical-align="top" draw:auto-grow-height="false" fo:padding-top="0.202cm" fo:padding-bottom="0.607cm" fo:padding-left="1.114cm" fo:padding-right="1.114cm" fo:wrap-option="no-wrap" draw:shadow="hidden"/>
    </style:style>
    <style:style style:name="gr6" style:family="graphic" style:parent-style-name="standard">
      <style:graphic-properties draw:stroke="solid" svg:stroke-width="0.026cm" svg:stroke-color="#ffffff" draw:stroke-linejoin="miter" draw:fill="solid" draw:fill-color="#cccccc" draw:textarea-horizontal-align="center" draw:textarea-vertical-align="middle" draw:auto-grow-height="false" fo:padding-top="0cm" fo:padding-bottom="0cm" fo:padding-left="0.1cm" fo:padding-right="0.1cm" fo:wrap-option="wrap" draw:shadow="hidden"/>
    </style:style>
    <style:style style:name="gr7" style:family="graphic" style:parent-style-name="standard">
      <style:graphic-properties draw:stroke="solid" svg:stroke-width="0.1cm" svg:stroke-color="#808080" draw:marker-end="Arrowheads_20_6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svg:stroke-width="0.102cm" svg:stroke-color="#80808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line-height="102%" fo:text-align="center" fo:text-indent="0cm" style:punctuation-wrap="simple"/>
    </style:style>
    <style:style style:name="P2" style:family="paragraph">
      <style:paragraph-properties fo:margin-left="0cm" fo:margin-right="0cm" fo:margin-top="0.396cm" fo:margin-bottom="0cm" fo:text-indent="0cm"/>
    </style:style>
    <style:style style:name="P3" style:family="paragraph">
      <style:paragraph-properties text:enable-numbering="false" fo:margin-left="0cm" fo:margin-right="0cm" fo:line-height="102%" fo:text-align="center" fo:text-indent="0cm" style:punctuation-wrap="simple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line-height="93%" fo:text-align="center" fo:text-indent="0cm" style:punctuation-wrap="simple"/>
    </style:style>
    <style:style style:name="P6" style:family="paragraph">
      <style:paragraph-properties text:enable-numbering="false" fo:margin-left="0cm" fo:margin-right="0cm" fo:line-height="93%" fo:text-align="center" fo:text-indent="0cm" style:punctuation-wrap="simple" style:writing-mode="lr-tb"/>
    </style:style>
    <style:style style:name="P7" style:family="paragraph">
      <style:paragraph-properties text:enable-numbering="false" fo:margin-left="0cm" fo:margin-right="0cm" fo:line-height="93%" fo:text-align="center" fo:text-indent="0cm" style:punctuation-wrap="simple" style:writing-mode="lr-tb"/>
      <style:text-properties fo:font-size="18pt" style:font-size-asian="18pt" style:font-size-complex="18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T1" style:family="text">
      <style:text-properties fo:color="#000000" fo:font-family="Verdana" style:font-family-generic="swiss" style:font-pitch="variable" fo:language="en" fo:country="US"/>
    </style:style>
    <style:style style:name="T2" style:family="text">
      <style:text-properties fo:color="#000000" fo:language="en" fo:country="US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3" draw:layer="layout" svg:width="9.6cm" svg:height="6.2cm" svg:x="12.2cm" svg:y="1.8cm">
          <text:p text:style-name="P1"><text:span text:style-name="T1">Model to Model transformations</text:span></text:p>
          <text:p text:style-name="P2"><text:span text:style-name="T2">Method implementations via template instantiation</text:span><text:span text:style-name="T2"><text:line-break/></text:span><text:span text:style-name="T2">(Acceleo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2cm" svg:height="4.6cm" svg:x="1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8cm" svg:height="1.8cm" svg:x="1.2cm" svg:y="2cm">
          <text:p text:style-name="P5"><text:span text:style-name="T3">Profile</text:span></text:p>
          <text:p text:style-name="P5"><text:span text:style-name="T3">FCM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3.6cm" svg:height="1.8cm" svg:x="5.4cm" svg:y="2cm">
          <text:p text:style-name="P5"><text:span text:style-name="T3">Model</text:span></text:p>
          <text:p text:style-name="P5"><text:span text:style-name="T3">Library</text:span></text:p>
          <draw:enhanced-geometry svg:viewBox="0 0 21600 21600" draw:type="mso-spt202" draw:enhanced-path="M 0 0 L 21600 0 21600 21600 0 21600 0 0 Z N"/>
        </draw:custom-shape>
        <draw:custom-shape draw:style-name="gr5" draw:text-style-name="P7" draw:layer="layout" svg:width="8.6cm" svg:height="9.6cm" svg:x="0.8cm" svg:y="0.4cm">
          <text:p text:style-name="P5"><text:span text:style-name="T4">Modeling environ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202cm" svg:height="2.4cm" svg:x="11.598cm" svg:y="7.7cm">
          <text:p text:style-name="P5"><text:span text:style-name="T3">Source</text:span><text:span text:style-name="T3"><text:line-break/></text:span><text:span text:style-name="T3">code</text:span><text:span text:style-name="T3"><text:line-break/></text:span><text:span text:style-name="T3">(per node)</text:span></text:p>
          <draw:enhanced-geometry svg:viewBox="0 0 21600 21600" draw:type="rectangle" draw:enhanced-path="M 0 0 L 21600 0 21600 21600 0 21600 0 0 Z N"/>
        </draw:custom-shape>
        <draw:path draw:style-name="gr7" draw:text-style-name="P8" draw:layer="layout" svg:width="3.13cm" svg:height="0.448cm" draw:transform="rotate (-1.10706234454) translate (10.1997408013112cm 5.40008622289563cm)" svg:viewBox="0 0 3131 449" svg:d="m0 449c1163-536 2415 535 3131-449">
          <text:p/>
        </draw:path>
        <draw:path draw:style-name="gr8" draw:layer="layout" svg:width="2.044cm" svg:height="2.25cm" draw:transform="skewX (-0.0827286065445312) rotate (-0.461115988376903) translate (10.0366255569081cm 1.83578153100564cm)" svg:viewBox="0 0 2045 2251" svg:d="m0 639c311-670 1604-980 1975-85s-842 1474-1308 1697">
          <text:p/>
        </draw:path>
        <draw:frame draw:style-name="gr9" draw:text-style-name="P9" draw:layer="layout" svg:width="5.8cm" svg:height="3.2cm" svg:x="3.4cm" svg:y="6.6cm">
          <draw:image xlink:href="Pictures/100000000000018C000000FA86DB67B1.jpg" xlink:type="simple" xlink:show="embed" xlink:actuate="onLoad">
            <text:p/>
          </draw:image>
        </draw:frame>
        <draw:frame draw:style-name="gr9" draw:text-style-name="P9" draw:layer="layout" svg:width="7.448cm" svg:height="1.639cm" svg:x="11.8cm" svg:y="1.161cm">
          <draw:image xlink:href="Pictures/100000000000049D00000104569B2689.jpg" xlink:type="simple" xlink:show="embed" xlink:actuate="onLoad">
            <text:p/>
          </draw:image>
        </draw:frame>
        <draw:custom-shape draw:style-name="gr3" draw:text-style-name="P6" draw:layer="layout" svg:width="3.8cm" svg:height="1.8cm" svg:x="1.2cm" svg:y="4.2cm">
          <text:p text:style-name="P5"><text:span text:style-name="T3">Profile</text:span></text:p>
          <text:p text:style-name="P5"><text:span text:style-name="T3">MARTE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3.6cm" svg:height="1.8cm" svg:x="5.4cm" svg:y="4.2cm">
          <text:p text:style-name="P5"><text:span text:style-name="T3">Model</text:span></text:p>
          <text:p text:style-name="P5"><text:span text:style-name="T3">Library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4" draw:display-name="Arrowheads 4" svg:viewBox="0 0 300 300" svg:d="m150 0 150 300h-300z"/>
    <draw:marker draw:name="Arrowheads_20_6" draw:display-name="Arrowheads 6" svg:viewBox="0 0 300 300" svg:d="m150 0 150 300h-3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403</meta:generator>
    <dc:title>Diapositive 1</dc:title>
    <meta:creation-date>2008-06-26T23:00:46</meta:creation-date>
    <dc:date>2012-12-07T18:38:47</dc:date>
    <meta:print-date>2008-06-26T22:59:12</meta:print-date>
    <dc:language>fr-FR</dc:language>
    <meta:editing-cycles>49</meta:editing-cycles>
    <meta:editing-duration>P1DT4H30M56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